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00225779962095">
            <text:p>0.100225779962095</text:p>
          </table:table-cell>
          <table:table-cell office:value-type="float" office:value="0.09567143634170362">
            <text:p>0.09567143634170362</text:p>
          </table:table-cell>
          <table:table-cell office:value-type="float" office:value="0.0940066921186312">
            <text:p>0.0940066921186312</text:p>
          </table:table-cell>
          <table:table-cell office:value-type="float" office:value="0.09097856456899231">
            <text:p>0.09097856456899231</text:p>
          </table:table-cell>
          <table:table-cell office:value-type="float" office:value="0.08964225318881143">
            <text:p>0.08964225318881143</text:p>
          </table:table-cell>
          <table:table-cell office:value-type="float" office:value="0.08906167023195496">
            <text:p>0.08906167023195496</text:p>
          </table:table-cell>
          <table:table-cell office:value-type="float" office:value="0.09651184982398105">
            <text:p>0.09651184982398105</text:p>
          </table:table-cell>
          <table:table-cell office:value-type="float" office:value="0.11334552699254415">
            <text:p>0.11334552699254415</text:p>
          </table:table-cell>
          <table:table-cell office:value-type="float" office:value="0.12877892277428152">
            <text:p>0.12877892277428152</text:p>
          </table:table-cell>
          <table:table-cell office:value-type="float" office:value="0.13624961688567977">
            <text:p>0.13624961688567977</text:p>
          </table:table-cell>
          <table:table-cell office:value-type="float" office:value="0.13962905808623002">
            <text:p>0.13962905808623002</text:p>
          </table:table-cell>
          <table:table-cell office:value-type="float" office:value="0.14101664573819475">
            <text:p>0.14101664573819475</text:p>
          </table:table-cell>
          <table:table-cell office:value-type="float" office:value="0.14145880080919884">
            <text:p>0.14145880080919884</text:p>
          </table:table-cell>
          <table:table-cell office:value-type="float" office:value="0.1401245549182606">
            <text:p>0.1401245549182606</text:p>
          </table:table-cell>
          <table:table-cell office:value-type="float" office:value="0.1384081935174135">
            <text:p>0.1384081935174135</text:p>
          </table:table-cell>
          <table:table-cell office:value-type="float" office:value="0.13747996666237836">
            <text:p>0.13747996666237836</text:p>
          </table:table-cell>
          <table:table-cell office:value-type="float" office:value="0.1394725621828268">
            <text:p>0.1394725621828268</text:p>
          </table:table-cell>
          <table:table-cell office:value-type="float" office:value="0.14567867554532005">
            <text:p>0.14567867554532005</text:p>
          </table:table-cell>
          <table:table-cell office:value-type="float" office:value="0.14917013444402505">
            <text:p>0.14917013444402505</text:p>
          </table:table-cell>
          <table:table-cell office:value-type="float" office:value="0.14748086504285626">
            <text:p>0.14748086504285626</text:p>
          </table:table-cell>
          <table:table-cell office:value-type="float" office:value="0.14285884155650058">
            <text:p>0.14285884155650058</text:p>
          </table:table-cell>
          <table:table-cell office:value-type="float" office:value="0.1365887180807764">
            <text:p>0.1365887180807764</text:p>
          </table:table-cell>
          <table:table-cell office:value-type="float" office:value="0.12696357831613095">
            <text:p>0.12696357831613095</text:p>
          </table:table-cell>
          <table:table-cell office:value-type="float" office:value="0.11280077927138485">
            <text:p>0.1128007792713848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3805557103709155">
            <text:p>0.23805557103709155</text:p>
          </table:table-cell>
          <table:table-cell office:value-type="float" office:value="0.22723812594799953">
            <text:p>0.22723812594799953</text:p>
          </table:table-cell>
          <table:table-cell office:value-type="float" office:value="0.2232840371217103">
            <text:p>0.2232840371217103</text:p>
          </table:table-cell>
          <table:table-cell office:value-type="float" office:value="0.21609164976114253">
            <text:p>0.21609164976114253</text:p>
          </table:table-cell>
          <table:table-cell office:value-type="float" office:value="0.21291765232442905">
            <text:p>0.21291765232442905</text:p>
          </table:table-cell>
          <table:table-cell office:value-type="float" office:value="0.21153865574908548">
            <text:p>0.21153865574908548</text:p>
          </table:table-cell>
          <table:table-cell office:value-type="float" office:value="0.2292342701686428">
            <text:p>0.2292342701686428</text:p>
          </table:table-cell>
          <table:table-cell office:value-type="float" office:value="0.2692175023523374">
            <text:p>0.2692175023523374</text:p>
          </table:table-cell>
          <table:table-cell office:value-type="float" office:value="0.3058747959872932">
            <text:p>0.3058747959872932</text:p>
          </table:table-cell>
          <table:table-cell office:value-type="float" office:value="0.3236191363496727">
            <text:p>0.3236191363496727</text:p>
          </table:table-cell>
          <table:table-cell office:value-type="float" office:value="0.3316459614348684">
            <text:p>0.3316459614348684</text:p>
          </table:table-cell>
          <table:table-cell office:value-type="float" office:value="0.3349417499134152">
            <text:p>0.3349417499134152</text:p>
          </table:table-cell>
          <table:table-cell office:value-type="float" office:value="0.3359919535432084">
            <text:p>0.3359919535432084</text:p>
          </table:table-cell>
          <table:table-cell office:value-type="float" office:value="0.33282286204208644">
            <text:p>0.33282286204208644</text:p>
          </table:table-cell>
          <table:table-cell office:value-type="float" office:value="0.3287461724564395">
            <text:p>0.3287461724564395</text:p>
          </table:table-cell>
          <table:table-cell office:value-type="float" office:value="0.32654145452747113">
            <text:p>0.32654145452747113</text:p>
          </table:table-cell>
          <table:table-cell office:value-type="float" office:value="0.33127425346049766">
            <text:p>0.33127425346049766</text:p>
          </table:table-cell>
          <table:table-cell office:value-type="float" office:value="0.3460149704794903">
            <text:p>0.3460149704794903</text:p>
          </table:table-cell>
          <table:table-cell office:value-type="float" office:value="0.3543078592172794">
            <text:p>0.3543078592172794</text:p>
          </table:table-cell>
          <table:table-cell office:value-type="float" office:value="0.3502955183596404">
            <text:p>0.3502955183596404</text:p>
          </table:table-cell>
          <table:table-cell office:value-type="float" office:value="0.33931732052663516">
            <text:p>0.33931732052663516</text:p>
          </table:table-cell>
          <table:table-cell office:value-type="float" office:value="0.32442456713473256">
            <text:p>0.32442456713473256</text:p>
          </table:table-cell>
          <table:table-cell office:value-type="float" office:value="0.3015630025367704">
            <text:p>0.3015630025367704</text:p>
          </table:table-cell>
          <table:table-cell office:value-type="float" office:value="0.2679236213779927">
            <text:p>0.267923621377992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34493555872698317">
            <text:p>0.34493555872698317</text:p>
          </table:table-cell>
          <table:table-cell office:value-type="float" office:value="0.3292613972295276">
            <text:p>0.3292613972295276</text:p>
          </table:table-cell>
          <table:table-cell office:value-type="float" office:value="0.32353203818697185">
            <text:p>0.32353203818697185</text:p>
          </table:table-cell>
          <table:table-cell office:value-type="float" office:value="0.3131104792963721">
            <text:p>0.3131104792963721</text:p>
          </table:table-cell>
          <table:table-cell office:value-type="float" office:value="0.30851144985773693">
            <text:p>0.30851144985773693</text:p>
          </table:table-cell>
          <table:table-cell office:value-type="float" office:value="0.3065133241590752">
            <text:p>0.3065133241590752</text:p>
          </table:table-cell>
          <table:table-cell office:value-type="float" office:value="0.33215375181315543">
            <text:p>0.33215375181315543</text:p>
          </table:table-cell>
          <table:table-cell office:value-type="float" office:value="0.39008828564032094">
            <text:p>0.39008828564032094</text:p>
          </table:table-cell>
          <table:table-cell office:value-type="float" office:value="0.44320363180217304">
            <text:p>0.44320363180217304</text:p>
          </table:table-cell>
          <table:table-cell office:value-type="float" office:value="0.46891466192204945">
            <text:p>0.46891466192204945</text:p>
          </table:table-cell>
          <table:table-cell office:value-type="float" office:value="0.48054529666629836">
            <text:p>0.48054529666629836</text:p>
          </table:table-cell>
          <table:table-cell office:value-type="float" office:value="0.4853207977618655">
            <text:p>0.4853207977618655</text:p>
          </table:table-cell>
          <table:table-cell office:value-type="float" office:value="0.4868425121004184">
            <text:p>0.4868425121004184</text:p>
          </table:table-cell>
          <table:table-cell office:value-type="float" office:value="0.4822505912189447">
            <text:p>0.4822505912189447</text:p>
          </table:table-cell>
          <table:table-cell office:value-type="float" office:value="0.4763435872624511">
            <text:p>0.4763435872624511</text:p>
          </table:table-cell>
          <table:table-cell office:value-type="float" office:value="0.47314901547674915">
            <text:p>0.47314901547674915</text:p>
          </table:table-cell>
          <table:table-cell office:value-type="float" office:value="0.4800067026848001">
            <text:p>0.4800067026848001</text:p>
          </table:table-cell>
          <table:table-cell office:value-type="float" office:value="0.5013655704434131">
            <text:p>0.5013655704434131</text:p>
          </table:table-cell>
          <table:table-cell office:value-type="float" office:value="0.5133817236372582">
            <text:p>0.5133817236372582</text:p>
          </table:table-cell>
          <table:table-cell office:value-type="float" office:value="0.5075679591052914">
            <text:p>0.5075679591052914</text:p>
          </table:table-cell>
          <table:table-cell office:value-type="float" office:value="0.49166087158431365">
            <text:p>0.49166087158431365</text:p>
          </table:table-cell>
          <table:table-cell office:value-type="float" office:value="0.47008170756878753">
            <text:p>0.47008170756878753</text:p>
          </table:table-cell>
          <table:table-cell office:value-type="float" office:value="0.4369559692228346">
            <text:p>0.4369559692228346</text:p>
          </table:table-cell>
          <table:table-cell office:value-type="float" office:value="0.3882134899576682">
            <text:p>0.388213489957668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5701866917376125">
            <text:p>0.15701866917376125</text:p>
          </table:table-cell>
          <table:table-cell office:value-type="float" office:value="0.14988360896765088">
            <text:p>0.14988360896765088</text:p>
          </table:table-cell>
          <table:table-cell office:value-type="float" office:value="0.14727553824452613">
            <text:p>0.14727553824452613</text:p>
          </table:table-cell>
          <table:table-cell office:value-type="float" office:value="0.14253152369944072">
            <text:p>0.14253152369944072</text:p>
          </table:table-cell>
          <table:table-cell office:value-type="float" office:value="0.14043799212904887">
            <text:p>0.14043799212904887</text:p>
          </table:table-cell>
          <table:table-cell office:value-type="float" office:value="0.13952842212355704">
            <text:p>0.13952842212355704</text:p>
          </table:table-cell>
          <table:table-cell office:value-type="float" office:value="0.15120024233875318">
            <text:p>0.15120024233875318</text:p>
          </table:table-cell>
          <table:table-cell office:value-type="float" office:value="0.1775727144443153">
            <text:p>0.1775727144443153</text:p>
          </table:table-cell>
          <table:table-cell office:value-type="float" office:value="0.20175143639985238">
            <text:p>0.20175143639985238</text:p>
          </table:table-cell>
          <table:table-cell office:value-type="float" office:value="0.21345539567679397">
            <text:p>0.21345539567679397</text:p>
          </table:table-cell>
          <table:table-cell office:value-type="float" office:value="0.21874979558130847">
            <text:p>0.21874979558130847</text:p>
          </table:table-cell>
          <table:table-cell office:value-type="float" office:value="0.22092365909781925">
            <text:p>0.22092365909781925</text:p>
          </table:table-cell>
          <table:table-cell office:value-type="float" office:value="0.22161636112362362">
            <text:p>0.22161636112362362</text:p>
          </table:table-cell>
          <table:table-cell office:value-type="float" office:value="0.21952606545094447">
            <text:p>0.21952606545094447</text:p>
          </table:table-cell>
          <table:table-cell office:value-type="float" office:value="0.21683712870149555">
            <text:p>0.21683712870149555</text:p>
          </table:table-cell>
          <table:table-cell office:value-type="float" office:value="0.21538292255289723">
            <text:p>0.21538292255289723</text:p>
          </table:table-cell>
          <table:table-cell office:value-type="float" office:value="0.21850462135075976">
            <text:p>0.21850462135075976</text:p>
          </table:table-cell>
          <table:table-cell office:value-type="float" office:value="0.22822742581572458">
            <text:p>0.22822742581572458</text:p>
          </table:table-cell>
          <table:table-cell office:value-type="float" office:value="0.23369731819228623">
            <text:p>0.23369731819228623</text:p>
          </table:table-cell>
          <table:table-cell office:value-type="float" office:value="0.23105082511088815">
            <text:p>0.23105082511088815</text:p>
          </table:table-cell>
          <table:table-cell office:value-type="float" office:value="0.2238097342758568">
            <text:p>0.2238097342758568</text:p>
          </table:table-cell>
          <table:table-cell office:value-type="float" office:value="0.21398664839829362">
            <text:p>0.21398664839829362</text:p>
          </table:table-cell>
          <table:table-cell office:value-type="float" office:value="0.1989074278920759">
            <text:p>0.1989074278920759</text:p>
          </table:table-cell>
          <table:table-cell office:value-type="float" office:value="0.17671928569330692">
            <text:p>0.1767192856933069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006773398862846">
            <text:p>0.3006773398862846</text:p>
          </table:table-cell>
          <table:table-cell office:value-type="float" office:value="0.28701430902511044">
            <text:p>0.28701430902511044</text:p>
          </table:table-cell>
          <table:table-cell office:value-type="float" office:value="0.28202007635589366">
            <text:p>0.28202007635589366</text:p>
          </table:table-cell>
          <table:table-cell office:value-type="float" office:value="0.27293569370697685">
            <text:p>0.27293569370697685</text:p>
          </table:table-cell>
          <table:table-cell office:value-type="float" office:value="0.26892675956643436">
            <text:p>0.26892675956643436</text:p>
          </table:table-cell>
          <table:table-cell office:value-type="float" office:value="0.26718501069586514">
            <text:p>0.26718501069586514</text:p>
          </table:table-cell>
          <table:table-cell office:value-type="float" office:value="0.28953554947194277">
            <text:p>0.28953554947194277</text:p>
          </table:table-cell>
          <table:table-cell office:value-type="float" office:value="0.34003658097763245">
            <text:p>0.34003658097763245</text:p>
          </table:table-cell>
          <table:table-cell office:value-type="float" office:value="0.3863367683228456">
            <text:p>0.3863367683228456</text:p>
          </table:table-cell>
          <table:table-cell office:value-type="float" office:value="0.40874885065704036">
            <text:p>0.40874885065704036</text:p>
          </table:table-cell>
          <table:table-cell office:value-type="float" office:value="0.418887174258689">
            <text:p>0.418887174258689</text:p>
          </table:table-cell>
          <table:table-cell office:value-type="float" office:value="0.4230499372145832">
            <text:p>0.4230499372145832</text:p>
          </table:table-cell>
          <table:table-cell office:value-type="float" office:value="0.4243764024275965">
            <text:p>0.4243764024275965</text:p>
          </table:table-cell>
          <table:table-cell office:value-type="float" office:value="0.42037366475478183">
            <text:p>0.42037366475478183</text:p>
          </table:table-cell>
          <table:table-cell office:value-type="float" office:value="0.4152245805522395">
            <text:p>0.4152245805522395</text:p>
          </table:table-cell>
          <table:table-cell office:value-type="float" office:value="0.41243989998713515">
            <text:p>0.41243989998713515</text:p>
          </table:table-cell>
          <table:table-cell office:value-type="float" office:value="0.4184176865484815">
            <text:p>0.4184176865484815</text:p>
          </table:table-cell>
          <table:table-cell office:value-type="float" office:value="0.4370360266359591">
            <text:p>0.4370360266359591</text:p>
          </table:table-cell>
          <table:table-cell office:value-type="float" office:value="0.4475104033320741">
            <text:p>0.4475104033320741</text:p>
          </table:table-cell>
          <table:table-cell office:value-type="float" office:value="0.44244259512856876">
            <text:p>0.44244259512856876</text:p>
          </table:table-cell>
          <table:table-cell office:value-type="float" office:value="0.42857652466950286">
            <text:p>0.42857652466950286</text:p>
          </table:table-cell>
          <table:table-cell office:value-type="float" office:value="0.4097661542423302">
            <text:p>0.4097661542423302</text:p>
          </table:table-cell>
          <table:table-cell office:value-type="float" office:value="0.3808907349483928">
            <text:p>0.3808907349483928</text:p>
          </table:table-cell>
          <table:table-cell office:value-type="float" office:value="0.3384023378141545">
            <text:p>0.338402337814154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5313402414080589">
            <text:p>0.5313402414080589</text:p>
          </table:table-cell>
          <table:table-cell office:value-type="float" office:value="0.5654232103695295">
            <text:p>0.5654232103695295</text:p>
          </table:table-cell>
          <table:table-cell office:value-type="float" office:value="0.574345921416526">
            <text:p>0.574345921416526</text:p>
          </table:table-cell>
          <table:table-cell office:value-type="float" office:value="0.5333498233021953">
            <text:p>0.5333498233021953</text:p>
          </table:table-cell>
          <table:table-cell office:value-type="float" office:value="0.47622870097336434">
            <text:p>0.47622870097336434</text:p>
          </table:table-cell>
          <table:table-cell office:value-type="float" office:value="0.36801209417747704">
            <text:p>0.36801209417747704</text:p>
          </table:table-cell>
          <table:table-cell office:value-type="float" office:value="0.41212946034220244">
            <text:p>0.41212946034220244</text:p>
          </table:table-cell>
          <table:table-cell office:value-type="float" office:value="0.28820298514142">
            <text:p>0.28820298514142</text:p>
          </table:table-cell>
          <table:table-cell office:value-type="float" office:value="0.3269404461335366">
            <text:p>0.3269404461335366</text:p>
          </table:table-cell>
          <table:table-cell office:value-type="float" office:value="0.3606641038757767">
            <text:p>0.3606641038757767</text:p>
          </table:table-cell>
          <table:table-cell office:value-type="float" office:value="0.3517885765223386">
            <text:p>0.3517885765223386</text:p>
          </table:table-cell>
          <table:table-cell office:value-type="float" office:value="0.36721790272575844">
            <text:p>0.36721790272575844</text:p>
          </table:table-cell>
          <table:table-cell office:value-type="float" office:value="0.4182884041848113">
            <text:p>0.4182884041848113</text:p>
          </table:table-cell>
          <table:table-cell office:value-type="float" office:value="0.5450024461106076">
            <text:p>0.5450024461106076</text:p>
          </table:table-cell>
          <table:table-cell office:value-type="float" office:value="0.55212610093031">
            <text:p>0.55212610093031</text:p>
          </table:table-cell>
          <table:table-cell office:value-type="float" office:value="0.531845294928376">
            <text:p>0.531845294928376</text:p>
          </table:table-cell>
          <table:table-cell office:value-type="float" office:value="0.4105522964921131">
            <text:p>0.4105522964921131</text:p>
          </table:table-cell>
          <table:table-cell office:value-type="float" office:value="0.5582591769424408">
            <text:p>0.5582591769424408</text:p>
          </table:table-cell>
          <table:table-cell office:value-type="float" office:value="0.47009872266035657">
            <text:p>0.47009872266035657</text:p>
          </table:table-cell>
          <table:table-cell office:value-type="float" office:value="0.4181201144509497">
            <text:p>0.4181201144509497</text:p>
          </table:table-cell>
          <table:table-cell office:value-type="float" office:value="0.4577138663311795">
            <text:p>0.4577138663311795</text:p>
          </table:table-cell>
          <table:table-cell office:value-type="float" office:value="0.3700919441257925">
            <text:p>0.3700919441257925</text:p>
          </table:table-cell>
          <table:table-cell office:value-type="float" office:value="0.5206116178382735">
            <text:p>0.5206116178382735</text:p>
          </table:table-cell>
          <table:table-cell office:value-type="float" office:value="0.5497709756564011">
            <text:p>0.549770975656401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8253117905609042">
            <text:p>0.8253117905609042</text:p>
          </table:table-cell>
          <table:table-cell office:value-type="float" office:value="0.8460364454242739">
            <text:p>0.8460364454242739</text:p>
          </table:table-cell>
          <table:table-cell office:value-type="float" office:value="0.8500763065858934">
            <text:p>0.8500763065858934</text:p>
          </table:table-cell>
          <table:table-cell office:value-type="float" office:value="0.8001984282835055">
            <text:p>0.8001984282835055</text:p>
          </table:table-cell>
          <table:table-cell office:value-type="float" office:value="0.739157780192631">
            <text:p>0.739157780192631</text:p>
          </table:table-cell>
          <table:table-cell office:value-type="float" office:value="0.6292382695001286">
            <text:p>0.6292382695001286</text:p>
          </table:table-cell>
          <table:table-cell office:value-type="float" office:value="0.6952077064291133">
            <text:p>0.6952077064291133</text:p>
          </table:table-cell>
          <table:table-cell office:value-type="float" office:value="0.6206559745034937">
            <text:p>0.6206559745034937</text:p>
          </table:table-cell>
          <table:table-cell office:value-type="float" office:value="0.7046610230201202">
            <text:p>0.7046610230201202</text:p>
          </table:table-cell>
          <table:table-cell office:value-type="float" office:value="0.7602969225229665">
            <text:p>0.7602969225229665</text:p>
          </table:table-cell>
          <table:table-cell office:value-type="float" office:value="0.7613336110222996">
            <text:p>0.7613336110222996</text:p>
          </table:table-cell>
          <table:table-cell office:value-type="float" office:value="0.78083286106954">
            <text:p>0.78083286106954</text:p>
          </table:table-cell>
          <table:table-cell office:value-type="float" office:value="0.8332002445407684">
            <text:p>0.8332002445407684</text:p>
          </table:table-cell>
          <table:table-cell office:value-type="float" office:value="0.9560008189768809">
            <text:p>0.9560008189768809</text:p>
          </table:table-cell>
          <table:table-cell office:value-type="float" office:value="0.958090225920397">
            <text:p>0.958090225920397</text:p>
          </table:table-cell>
          <table:table-cell office:value-type="float" office:value="0.9350868440837514">
            <text:p>0.9350868440837514</text:p>
          </table:table-cell>
          <table:table-cell office:value-type="float" office:value="0.819638313929031">
            <text:p>0.819638313929031</text:p>
          </table:table-cell>
          <table:table-cell office:value-type="float" office:value="0.9855483030015126">
            <text:p>0.9855483030015126</text:p>
          </table:table-cell>
          <table:table-cell office:value-type="float" office:value="0.907628622915887">
            <text:p>0.907628622915887</text:p>
          </table:table-cell>
          <table:table-cell office:value-type="float" office:value="0.8506952301891066">
            <text:p>0.8506952301891066</text:p>
          </table:table-cell>
          <table:table-cell office:value-type="float" office:value="0.8767321566196505">
            <text:p>0.8767321566196505</text:p>
          </table:table-cell>
          <table:table-cell office:value-type="float" office:value="0.7707193781671443">
            <text:p>0.7707193781671443</text:p>
          </table:table-cell>
          <table:table-cell office:value-type="float" office:value="0.8930076203208418">
            <text:p>0.8930076203208418</text:p>
          </table:table-cell>
          <table:table-cell office:value-type="float" office:value="0.8806261692063869">
            <text:p>0.880626169206386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739573429638119">
            <text:p>0.2739573429638119</text:p>
          </table:table-cell>
          <table:table-cell office:value-type="float" office:value="0.26150849120472897">
            <text:p>0.26150849120472897</text:p>
          </table:table-cell>
          <table:table-cell office:value-type="float" office:value="0.2569580760895785">
            <text:p>0.2569580760895785</text:p>
          </table:table-cell>
          <table:table-cell office:value-type="float" office:value="0.2486809863231697">
            <text:p>0.2486809863231697</text:p>
          </table:table-cell>
          <table:table-cell office:value-type="float" office:value="0.2450283101831077">
            <text:p>0.2450283101831077</text:p>
          </table:table-cell>
          <table:table-cell office:value-type="float" office:value="0.24344134359336717">
            <text:p>0.24344134359336717</text:p>
          </table:table-cell>
          <table:table-cell office:value-type="float" office:value="0.26380567906081465">
            <text:p>0.26380567906081465</text:p>
          </table:table-cell>
          <table:table-cell office:value-type="float" office:value="0.3098188851556371">
            <text:p>0.3098188851556371</text:p>
          </table:table-cell>
          <table:table-cell office:value-type="float" office:value="0.35200455936912617">
            <text:p>0.35200455936912617</text:p>
          </table:table-cell>
          <table:table-cell office:value-type="float" office:value="0.3724249692639461">
            <text:p>0.3724249692639461</text:p>
          </table:table-cell>
          <table:table-cell office:value-type="float" office:value="0.381662340450832">
            <text:p>0.381662340450832</text:p>
          </table:table-cell>
          <table:table-cell office:value-type="float" office:value="0.3854551752524707">
            <text:p>0.3854551752524707</text:p>
          </table:table-cell>
          <table:table-cell office:value-type="float" office:value="0.386663762788294">
            <text:p>0.386663762788294</text:p>
          </table:table-cell>
          <table:table-cell office:value-type="float" office:value="0.38301673246056755">
            <text:p>0.38301673246056755</text:p>
          </table:table-cell>
          <table:table-cell office:value-type="float" office:value="0.3783252268507364">
            <text:p>0.3783252268507364</text:p>
          </table:table-cell>
          <table:table-cell office:value-type="float" office:value="0.37578800974981535">
            <text:p>0.37578800974981535</text:p>
          </table:table-cell>
          <table:table-cell office:value-type="float" office:value="0.3812345742424064">
            <text:p>0.3812345742424064</text:p>
          </table:table-cell>
          <table:table-cell office:value-type="float" office:value="0.39819837664497787">
            <text:p>0.39819837664497787</text:p>
          </table:table-cell>
          <table:table-cell office:value-type="float" office:value="0.40774193722707935">
            <text:p>0.40774193722707935</text:p>
          </table:table-cell>
          <table:table-cell office:value-type="float" office:value="0.4031244849421568">
            <text:p>0.4031244849421568</text:p>
          </table:table-cell>
          <table:table-cell office:value-type="float" office:value="0.3904906369050835">
            <text:p>0.3904906369050835</text:p>
          </table:table-cell>
          <table:table-cell office:value-type="float" office:value="0.3733518691338173">
            <text:p>0.3733518691338173</text:p>
          </table:table-cell>
          <table:table-cell office:value-type="float" office:value="0.34704249327687703">
            <text:p>0.34704249327687703</text:p>
          </table:table-cell>
          <table:table-cell office:value-type="float" office:value="0.30832987066923595">
            <text:p>0.3083298706692359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6262176884919377">
            <text:p>0.06262176884919377</text:p>
          </table:table-cell>
          <table:table-cell office:value-type="float" office:value="0.05977618307711178">
            <text:p>0.05977618307711178</text:p>
          </table:table-cell>
          <table:table-cell office:value-type="float" office:value="0.05873603923418333">
            <text:p>0.05873603923418333</text:p>
          </table:table-cell>
          <table:table-cell office:value-type="float" office:value="0.056844043945834595">
            <text:p>0.056844043945834595</text:p>
          </table:table-cell>
          <table:table-cell office:value-type="float" office:value="0.05600910724200565">
            <text:p>0.05600910724200565</text:p>
          </table:table-cell>
          <table:table-cell office:value-type="float" office:value="0.055646354946779955">
            <text:p>0.055646354946779955</text:p>
          </table:table-cell>
          <table:table-cell office:value-type="float" office:value="0.060301279303300516">
            <text:p>0.060301279303300516</text:p>
          </table:table-cell>
          <table:table-cell office:value-type="float" office:value="0.07081907862529518">
            <text:p>0.07081907862529518</text:p>
          </table:table-cell>
          <table:table-cell office:value-type="float" office:value="0.08046197233555238">
            <text:p>0.08046197233555238</text:p>
          </table:table-cell>
          <table:table-cell office:value-type="float" office:value="0.08512971430736777">
            <text:p>0.08512971430736777</text:p>
          </table:table-cell>
          <table:table-cell office:value-type="float" office:value="0.08724121282382029">
            <text:p>0.08724121282382029</text:p>
          </table:table-cell>
          <table:table-cell office:value-type="float" office:value="0.08810818730116722">
            <text:p>0.08810818730116722</text:p>
          </table:table-cell>
          <table:table-cell office:value-type="float" office:value="0.08838444888438883">
            <text:p>0.08838444888438883</text:p>
          </table:table-cell>
          <table:table-cell office:value-type="float" office:value="0.0875508027126961">
            <text:p>0.0875508027126961</text:p>
          </table:table-cell>
          <table:table-cell office:value-type="float" office:value="0.0864784080958001">
            <text:p>0.0864784080958001</text:p>
          </table:table-cell>
          <table:table-cell office:value-type="float" office:value="0.08589844545966403">
            <text:p>0.08589844545966403</text:p>
          </table:table-cell>
          <table:table-cell office:value-type="float" office:value="0.08714343308798368">
            <text:p>0.08714343308798368</text:p>
          </table:table-cell>
          <table:table-cell office:value-type="float" office:value="0.0910210561564683">
            <text:p>0.0910210561564683</text:p>
          </table:table-cell>
          <table:table-cell office:value-type="float" office:value="0.0932025441147946">
            <text:p>0.0932025441147946</text:p>
          </table:table-cell>
          <table:table-cell office:value-type="float" office:value="0.09214707676892823">
            <text:p>0.09214707676892823</text:p>
          </table:table-cell>
          <table:table-cell office:value-type="float" office:value="0.08925920414286778">
            <text:p>0.08925920414286778</text:p>
          </table:table-cell>
          <table:table-cell office:value-type="float" office:value="0.0853415871075981">
            <text:p>0.0853415871075981</text:p>
          </table:table-cell>
          <table:table-cell office:value-type="float" office:value="0.07932773241162282">
            <text:p>0.07932773241162282</text:p>
          </table:table-cell>
          <table:table-cell office:value-type="float" office:value="0.07047871643616117">
            <text:p>0.0704787164361611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4385071309612809">
            <text:p>0.4385071309612809</text:p>
          </table:table-cell>
          <table:table-cell office:value-type="float" office:value="0.41858099863140613">
            <text:p>0.41858099863140613</text:p>
          </table:table-cell>
          <table:table-cell office:value-type="float" office:value="0.41129742135897274">
            <text:p>0.41129742135897274</text:p>
          </table:table-cell>
          <table:table-cell office:value-type="float" office:value="0.39804877889912677">
            <text:p>0.39804877889912677</text:p>
          </table:table-cell>
          <table:table-cell office:value-type="float" office:value="0.3922021587020513">
            <text:p>0.3922021587020513</text:p>
          </table:table-cell>
          <table:table-cell office:value-type="float" office:value="0.3896619962129952">
            <text:p>0.3896619962129952</text:p>
          </table:table-cell>
          <table:table-cell office:value-type="float" office:value="0.4222579698166047">
            <text:p>0.4222579698166047</text:p>
          </table:table-cell>
          <table:table-cell office:value-type="float" office:value="0.49590855633742564">
            <text:p>0.49590855633742564</text:p>
          </table:table-cell>
          <table:table-cell office:value-type="float" office:value="0.5634326415358573">
            <text:p>0.5634326415358573</text:p>
          </table:table-cell>
          <table:table-cell office:value-type="float" office:value="0.5961183701210322">
            <text:p>0.5961183701210322</text:p>
          </table:table-cell>
          <table:table-cell office:value-type="float" office:value="0.6109040776073285">
            <text:p>0.6109040776073285</text:p>
          </table:table-cell>
          <table:table-cell office:value-type="float" office:value="0.6169750413898037">
            <text:p>0.6169750413898037</text:p>
          </table:table-cell>
          <table:table-cell office:value-type="float" office:value="0.6189095551616051">
            <text:p>0.6189095551616051</text:p>
          </table:table-cell>
          <table:table-cell office:value-type="float" office:value="0.6130719718786076">
            <text:p>0.6130719718786076</text:p>
          </table:table-cell>
          <table:table-cell office:value-type="float" office:value="0.6055625594912656">
            <text:p>0.6055625594912656</text:p>
          </table:table-cell>
          <table:table-cell office:value-type="float" office:value="0.601501387852228">
            <text:p>0.601501387852228</text:p>
          </table:table-cell>
          <table:table-cell office:value-type="float" office:value="0.6102193778261523">
            <text:p>0.6102193778261523</text:p>
          </table:table-cell>
          <table:table-cell office:value-type="float" office:value="0.6373723215701294">
            <text:p>0.6373723215701294</text:p>
          </table:table-cell>
          <table:table-cell office:value-type="float" office:value="0.6526481281053284">
            <text:p>0.6526481281053284</text:p>
          </table:table-cell>
          <table:table-cell office:value-type="float" office:value="0.645257248445354">
            <text:p>0.645257248445354</text:p>
          </table:table-cell>
          <table:table-cell office:value-type="float" office:value="0.6250350036396364">
            <text:p>0.6250350036396364</text:p>
          </table:table-cell>
          <table:table-cell office:value-type="float" office:value="0.5976020032962863">
            <text:p>0.5976020032962863</text:p>
          </table:table-cell>
          <table:table-cell office:value-type="float" office:value="0.5554901591690323">
            <text:p>0.5554901591690323</text:p>
          </table:table-cell>
          <table:table-cell office:value-type="float" office:value="0.49352517992076345">
            <text:p>0.4935251799207634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5329200564096147">
            <text:p>0.35329200564096147</text:p>
          </table:table-cell>
          <table:table-cell office:value-type="float" office:value="0.33723812017721416">
            <text:p>0.33723812017721416</text:p>
          </table:table-cell>
          <table:table-cell office:value-type="float" office:value="0.331369961050183">
            <text:p>0.331369961050183</text:p>
          </table:table-cell>
          <table:table-cell office:value-type="float" office:value="0.32069592832374033">
            <text:p>0.32069592832374033</text:p>
          </table:table-cell>
          <table:table-cell office:value-type="float" office:value="0.31598548229035966">
            <text:p>0.31598548229035966</text:p>
          </table:table-cell>
          <table:table-cell office:value-type="float" office:value="0.31393894977800363">
            <text:p>0.31393894977800363</text:p>
          </table:table-cell>
          <table:table-cell office:value-type="float" office:value="0.3402005452621952">
            <text:p>0.3402005452621952</text:p>
          </table:table-cell>
          <table:table-cell office:value-type="float" office:value="0.3995386074997087">
            <text:p>0.3995386074997087</text:p>
          </table:table-cell>
          <table:table-cell office:value-type="float" office:value="0.45394073189966866">
            <text:p>0.45394073189966866</text:p>
          </table:table-cell>
          <table:table-cell office:value-type="float" office:value="0.48027464027278516">
            <text:p>0.48027464027278516</text:p>
          </table:table-cell>
          <table:table-cell office:value-type="float" office:value="0.49218704005794517">
            <text:p>0.49218704005794517</text:p>
          </table:table-cell>
          <table:table-cell office:value-type="float" office:value="0.49707823297009435">
            <text:p>0.49707823297009435</text:p>
          </table:table-cell>
          <table:table-cell office:value-type="float" office:value="0.4986368125281537">
            <text:p>0.4986368125281537</text:p>
          </table:table-cell>
          <table:table-cell office:value-type="float" office:value="0.4939336472646264">
            <text:p>0.4939336472646264</text:p>
          </table:table-cell>
          <table:table-cell office:value-type="float" office:value="0.4878835395783647">
            <text:p>0.4878835395783647</text:p>
          </table:table-cell>
          <table:table-cell office:value-type="float" office:value="0.48461157574401903">
            <text:p>0.48461157574401903</text:p>
          </table:table-cell>
          <table:table-cell office:value-type="float" office:value="0.49163539803920897">
            <text:p>0.49163539803920897</text:p>
          </table:table-cell>
          <table:table-cell office:value-type="float" office:value="0.5135117080853798">
            <text:p>0.5135117080853798</text:p>
          </table:table-cell>
          <table:table-cell office:value-type="float" office:value="0.5258189659326432">
            <text:p>0.5258189659326432</text:p>
          </table:table-cell>
          <table:table-cell office:value-type="float" office:value="0.5198643564994976">
            <text:p>0.5198643564994976</text:p>
          </table:table-cell>
          <table:table-cell office:value-type="float" office:value="0.5035719021206762">
            <text:p>0.5035719021206762</text:p>
          </table:table-cell>
          <table:table-cell office:value-type="float" office:value="0.4814699588961612">
            <text:p>0.4814699588961612</text:p>
          </table:table-cell>
          <table:table-cell office:value-type="float" office:value="0.4475417127571697">
            <text:p>0.4475417127571697</text:p>
          </table:table-cell>
          <table:table-cell office:value-type="float" office:value="0.3976183928099408">
            <text:p>0.3976183928099408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6702577226827736">
            <text:p>0.16702577226827736</text:p>
          </table:table-cell>
          <table:table-cell office:value-type="float" office:value="0.15943598089265912">
            <text:p>0.15943598089265912</text:p>
          </table:table-cell>
          <table:table-cell office:value-type="float" office:value="0.1566616927844201">
            <text:p>0.1566616927844201</text:p>
          </table:table-cell>
          <table:table-cell office:value-type="float" office:value="0.15161533302851152">
            <text:p>0.15161533302851152</text:p>
          </table:table-cell>
          <table:table-cell office:value-type="float" office:value="0.14938837664712892">
            <text:p>0.14938837664712892</text:p>
          </table:table-cell>
          <table:table-cell office:value-type="float" office:value="0.14842083798819922">
            <text:p>0.14842083798819922</text:p>
          </table:table-cell>
          <table:table-cell office:value-type="float" office:value="0.16083652585180183">
            <text:p>0.16083652585180183</text:p>
          </table:table-cell>
          <table:table-cell office:value-type="float" office:value="0.18888976654753414">
            <text:p>0.18888976654753414</text:p>
          </table:table-cell>
          <table:table-cell office:value-type="float" office:value="0.2146094451585817">
            <text:p>0.2146094451585817</text:p>
          </table:table-cell>
          <table:table-cell office:value-type="float" office:value="0.22705932036841575">
            <text:p>0.22705932036841575</text:p>
          </table:table-cell>
          <table:table-cell office:value-type="float" office:value="0.23269114260587295">
            <text:p>0.23269114260587295</text:p>
          </table:table-cell>
          <table:table-cell office:value-type="float" office:value="0.23500355064347517">
            <text:p>0.23500355064347517</text:p>
          </table:table-cell>
          <table:table-cell office:value-type="float" office:value="0.23574039990745563">
            <text:p>0.23574039990745563</text:p>
          </table:table-cell>
          <table:table-cell office:value-type="float" office:value="0.23351688565379738">
            <text:p>0.23351688565379738</text:p>
          </table:table-cell>
          <table:table-cell office:value-type="float" office:value="0.23065657777117032">
            <text:p>0.23065657777117032</text:p>
          </table:table-cell>
          <table:table-cell office:value-type="float" office:value="0.22910969225567723">
            <text:p>0.22910969225567723</text:p>
          </table:table-cell>
          <table:table-cell office:value-type="float" office:value="0.2324303429480161">
            <text:p>0.2324303429480161</text:p>
          </table:table-cell>
          <table:table-cell office:value-type="float" office:value="0.24277280052277153">
            <text:p>0.24277280052277153</text:p>
          </table:table-cell>
          <table:table-cell office:value-type="float" office:value="0.24859129970651178">
            <text:p>0.24859129970651178</text:p>
          </table:table-cell>
          <table:table-cell office:value-type="float" office:value="0.24577614050888769">
            <text:p>0.24577614050888769</text:p>
          </table:table-cell>
          <table:table-cell office:value-type="float" office:value="0.23807356096755006">
            <text:p>0.23807356096755006</text:p>
          </table:table-cell>
          <table:table-cell office:value-type="float" office:value="0.22762443085206144">
            <text:p>0.22762443085206144</text:p>
          </table:table-cell>
          <table:table-cell office:value-type="float" office:value="0.2115841824949215">
            <text:p>0.2115841824949215</text:p>
          </table:table-cell>
          <table:table-cell office:value-type="float" office:value="0.18798194713368244">
            <text:p>0.1879819471336824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2529512070402896">
            <text:p>0.12529512070402896</text:p>
          </table:table-cell>
          <table:table-cell office:value-type="float" office:value="0.11960160518476472">
            <text:p>0.11960160518476472</text:p>
          </table:table-cell>
          <table:table-cell office:value-type="float" office:value="0.11752046070826348">
            <text:p>0.11752046070826348</text:p>
          </table:table-cell>
          <table:table-cell office:value-type="float" office:value="0.11373491165109714">
            <text:p>0.11373491165109714</text:p>
          </table:table-cell>
          <table:table-cell office:value-type="float" office:value="0.11206435048668163">
            <text:p>0.11206435048668163</text:p>
          </table:table-cell>
          <table:table-cell office:value-type="float" office:value="0.11133854708873853">
            <text:p>0.11133854708873853</text:p>
          </table:table-cell>
          <table:table-cell office:value-type="float" office:value="0.12065223017110122">
            <text:p>0.12065223017110122</text:p>
          </table:table-cell>
          <table:table-cell office:value-type="float" office:value="0.1416964925707105">
            <text:p>0.1416964925707105</text:p>
          </table:table-cell>
          <table:table-cell office:value-type="float" office:value="0.1609902230667683">
            <text:p>0.1609902230667683</text:p>
          </table:table-cell>
          <table:table-cell office:value-type="float" office:value="0.17032955193788782">
            <text:p>0.17032955193788782</text:p>
          </table:table-cell>
          <table:table-cell office:value-type="float" office:value="0.17455428826116928">
            <text:p>0.17455428826116928</text:p>
          </table:table-cell>
          <table:table-cell office:value-type="float" office:value="0.17628895136287923">
            <text:p>0.17628895136287923</text:p>
          </table:table-cell>
          <table:table-cell office:value-type="float" office:value="0.17684170209240566">
            <text:p>0.17684170209240566</text:p>
          </table:table-cell>
          <table:table-cell office:value-type="float" office:value="0.17517372305530376">
            <text:p>0.17517372305530376</text:p>
          </table:table-cell>
          <table:table-cell office:value-type="float" office:value="0.17302805046515551">
            <text:p>0.17302805046515551</text:p>
          </table:table-cell>
          <table:table-cell office:value-type="float" office:value="0.17186764746418798">
            <text:p>0.17186764746418798</text:p>
          </table:table-cell>
          <table:table-cell office:value-type="float" office:value="0.17435864824605654">
            <text:p>0.17435864824605654</text:p>
          </table:table-cell>
          <table:table-cell office:value-type="float" office:value="0.18211708847121988">
            <text:p>0.18211708847121988</text:p>
          </table:table-cell>
          <table:table-cell office:value-type="float" office:value="0.18648186133017827">
            <text:p>0.18648186133017827</text:p>
          </table:table-cell>
          <table:table-cell office:value-type="float" office:value="0.18437005722547486">
            <text:p>0.18437005722547486</text:p>
          </table:table-cell>
          <table:table-cell office:value-type="float" office:value="0.17859193316558922">
            <text:p>0.17859193316558922</text:p>
          </table:table-cell>
          <table:table-cell office:value-type="float" office:value="0.17075347206289623">
            <text:p>0.17075347206289623</text:p>
          </table:table-cell>
          <table:table-cell office:value-type="float" office:value="0.15872080891913626">
            <text:p>0.15872080891913626</text:p>
          </table:table-cell>
          <table:table-cell office:value-type="float" office:value="0.14101548782820056">
            <text:p>0.14101548782820056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32961540605135745">
            <text:p>0.032961540605135745</text:p>
          </table:table-cell>
          <table:table-cell office:value-type="float" office:value="0.03146374051587681">
            <text:p>0.03146374051587681</text:p>
          </table:table-cell>
          <table:table-cell office:value-type="float" office:value="0.030916251293775256">
            <text:p>0.030916251293775256</text:p>
          </table:table-cell>
          <table:table-cell office:value-type="float" office:value="0.029920382274619663">
            <text:p>0.029920382274619663</text:p>
          </table:table-cell>
          <table:table-cell office:value-type="float" office:value="0.02948090570645937">
            <text:p>0.02948090570645937</text:p>
          </table:table-cell>
          <table:table-cell office:value-type="float" office:value="0.029289967719104117">
            <text:p>0.029289967719104117</text:p>
          </table:table-cell>
          <table:table-cell office:value-type="float" office:value="0.031740129715658184">
            <text:p>0.031740129715658184</text:p>
          </table:table-cell>
          <table:table-cell office:value-type="float" office:value="0.03727626955647746">
            <text:p>0.03727626955647746</text:p>
          </table:table-cell>
          <table:table-cell office:value-type="float" office:value="0.04235189482900988">
            <text:p>0.04235189482900988</text:p>
          </table:table-cell>
          <table:table-cell office:value-type="float" office:value="0.04480880349457005">
            <text:p>0.04480880349457005</text:p>
          </table:table-cell>
          <table:table-cell office:value-type="float" office:value="0.045920210044828">
            <text:p>0.045920210044828</text:p>
          </table:table-cell>
          <table:table-cell office:value-type="float" office:value="0.0463765499880114">
            <text:p>0.0463765499880114</text:p>
          </table:table-cell>
          <table:table-cell office:value-type="float" office:value="0.04652196279829038">
            <text:p>0.04652196279829038</text:p>
          </table:table-cell>
          <table:table-cell office:value-type="float" office:value="0.046083165513519674">
            <text:p>0.046083165513519674</text:p>
          </table:table-cell>
          <table:table-cell office:value-type="float" office:value="0.04551870080166083">
            <text:p>0.04551870080166083</text:p>
          </table:table-cell>
          <table:table-cell office:value-type="float" office:value="0.045213432165342106">
            <text:p>0.045213432165342106</text:p>
          </table:table-cell>
          <table:table-cell office:value-type="float" office:value="0.045868742786838175">
            <text:p>0.045868742786838175</text:p>
          </table:table-cell>
          <table:table-cell office:value-type="float" office:value="0.04790976514331409">
            <text:p>0.04790976514331409</text:p>
          </table:table-cell>
          <table:table-cell office:value-type="float" office:value="0.04905801127623874">
            <text:p>0.04905801127623874</text:p>
          </table:table-cell>
          <table:table-cell office:value-type="float" office:value="0.04850245638825793">
            <text:p>0.04850245638825793</text:p>
          </table:table-cell>
          <table:table-cell office:value-type="float" office:value="0.04698239822676478">
            <text:p>0.04698239822676478</text:p>
          </table:table-cell>
          <table:table-cell office:value-type="float" office:value="0.044920324680193746">
            <text:p>0.044920324680193746</text:p>
          </table:table-cell>
          <table:table-cell office:value-type="float" office:value="0.04175487727432208">
            <text:p>0.04175487727432208</text:p>
          </table:table-cell>
          <table:table-cell office:value-type="float" office:value="0.0370971168061837">
            <text:p>0.037097116806183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7825141955867121">
            <text:p>0.07825141955867121</text:p>
          </table:table-cell>
          <table:table-cell office:value-type="float" office:value="0.0746956093311191">
            <text:p>0.0746956093311191</text:p>
          </table:table-cell>
          <table:table-cell office:value-type="float" office:value="0.073395857922781">
            <text:p>0.073395857922781</text:p>
          </table:table-cell>
          <table:table-cell office:value-type="float" office:value="0.07103164305257921">
            <text:p>0.07103164305257921</text:p>
          </table:table-cell>
          <table:table-cell office:value-type="float" office:value="0.06998831605117181">
            <text:p>0.06998831605117181</text:p>
          </table:table-cell>
          <table:table-cell office:value-type="float" office:value="0.06953502508588566">
            <text:p>0.06953502508588566</text:p>
          </table:table-cell>
          <table:table-cell office:value-type="float" office:value="0.07535176334687547">
            <text:p>0.07535176334687547</text:p>
          </table:table-cell>
          <table:table-cell office:value-type="float" office:value="0.08849468062155914">
            <text:p>0.08849468062155914</text:p>
          </table:table-cell>
          <table:table-cell office:value-type="float" office:value="0.10054432622160864">
            <text:p>0.10054432622160864</text:p>
          </table:table-cell>
          <table:table-cell office:value-type="float" office:value="0.10637708122263383">
            <text:p>0.10637708122263383</text:p>
          </table:table-cell>
          <table:table-cell office:value-type="float" office:value="0.10901558472301065">
            <text:p>0.10901558472301065</text:p>
          </table:table-cell>
          <table:table-cell office:value-type="float" office:value="0.11009894574618667">
            <text:p>0.11009894574618667</text:p>
          </table:table-cell>
          <table:table-cell office:value-type="float" office:value="0.11044415894367199">
            <text:p>0.11044415894367199</text:p>
          </table:table-cell>
          <table:table-cell office:value-type="float" office:value="0.10940244457591403">
            <text:p>0.10940244457591403</text:p>
          </table:table-cell>
          <table:table-cell office:value-type="float" office:value="0.10806239298297277">
            <text:p>0.10806239298297277</text:p>
          </table:table-cell>
          <table:table-cell office:value-type="float" office:value="0.10733767855215065">
            <text:p>0.10733767855215065</text:p>
          </table:table-cell>
          <table:table-cell office:value-type="float" office:value="0.10889340032493498">
            <text:p>0.10889340032493498</text:p>
          </table:table-cell>
          <table:table-cell office:value-type="float" office:value="0.11373883211644391">
            <text:p>0.11373883211644391</text:p>
          </table:table-cell>
          <table:table-cell office:value-type="float" office:value="0.11646479359319845">
            <text:p>0.11646479359319845</text:p>
          </table:table-cell>
          <table:table-cell office:value-type="float" office:value="0.11514589411735056">
            <text:p>0.11514589411735056</text:p>
          </table:table-cell>
          <table:table-cell office:value-type="float" office:value="0.11153724273865791">
            <text:p>0.11153724273865791</text:p>
          </table:table-cell>
          <table:table-cell office:value-type="float" office:value="0.10664183496064772">
            <text:p>0.10664183496064772</text:p>
          </table:table-cell>
          <table:table-cell office:value-type="float" office:value="0.09912699346658296">
            <text:p>0.09912699346658296</text:p>
          </table:table-cell>
          <table:table-cell office:value-type="float" office:value="0.08806936806726237">
            <text:p>0.0880693680672623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133794464007647">
            <text:p>0.1133794464007647</text:p>
          </table:table-cell>
          <table:table-cell office:value-type="float" office:value="0.10822738912973003">
            <text:p>0.10822738912973003</text:p>
          </table:table-cell>
          <table:table-cell office:value-type="float" office:value="0.10634416329220354">
            <text:p>0.10634416329220354</text:p>
          </table:table-cell>
          <table:table-cell office:value-type="float" office:value="0.10291862322318328">
            <text:p>0.10291862322318328</text:p>
          </table:table-cell>
          <table:table-cell office:value-type="float" office:value="0.10140693386979281">
            <text:p>0.10140693386979281</text:p>
          </table:table-cell>
          <table:table-cell office:value-type="float" office:value="0.1007501550024896">
            <text:p>0.1007501550024896</text:p>
          </table:table-cell>
          <table:table-cell office:value-type="float" office:value="0.10917809877154376">
            <text:p>0.10917809877154376</text:p>
          </table:table-cell>
          <table:table-cell office:value-type="float" office:value="0.12822103362306295">
            <text:p>0.12822103362306295</text:p>
          </table:table-cell>
          <table:table-cell office:value-type="float" office:value="0.14567991366848757">
            <text:p>0.14567991366848757</text:p>
          </table:table-cell>
          <table:table-cell office:value-type="float" office:value="0.1541310642896162">
            <text:p>0.1541310642896162</text:p>
          </table:table-cell>
          <table:table-cell office:value-type="float" office:value="0.1579540245360435">
            <text:p>0.1579540245360435</text:p>
          </table:table-cell>
          <table:table-cell office:value-type="float" office:value="0.1595237196770723">
            <text:p>0.1595237196770723</text:p>
          </table:table-cell>
          <table:table-cell office:value-type="float" office:value="0.16002390333433814">
            <text:p>0.16002390333433814</text:p>
          </table:table-cell>
          <table:table-cell office:value-type="float" office:value="0.15851455054572203">
            <text:p>0.15851455054572203</text:p>
          </table:table-cell>
          <table:table-cell office:value-type="float" office:value="0.15657293327394403">
            <text:p>0.15657293327394403</text:p>
          </table:table-cell>
          <table:table-cell office:value-type="float" office:value="0.15552288560159935">
            <text:p>0.15552288560159935</text:p>
          </table:table-cell>
          <table:table-cell office:value-type="float" office:value="0.15777699005550894">
            <text:p>0.15777699005550894</text:p>
          </table:table-cell>
          <table:table-cell office:value-type="float" office:value="0.16479759590767523">
            <text:p>0.16479759590767523</text:p>
          </table:table-cell>
          <table:table-cell office:value-type="float" office:value="0.16874727509416707">
            <text:p>0.16874727509416707</text:p>
          </table:table-cell>
          <table:table-cell office:value-type="float" office:value="0.16683630538558794">
            <text:p>0.16683630538558794</text:p>
          </table:table-cell>
          <table:table-cell office:value-type="float" office:value="0.16160768591929472">
            <text:p>0.16160768591929472</text:p>
          </table:table-cell>
          <table:table-cell office:value-type="float" office:value="0.15451466924423413">
            <text:p>0.15451466924423413</text:p>
          </table:table-cell>
          <table:table-cell office:value-type="float" office:value="0.1436263227683249">
            <text:p>0.1436263227683249</text:p>
          </table:table-cell>
          <table:table-cell office:value-type="float" office:value="0.12760479302033115">
            <text:p>0.1276047930203311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5163458864748181">
            <text:p>0.05163458864748181</text:p>
          </table:table-cell>
          <table:table-cell office:value-type="float" office:value="0.049288269571819504">
            <text:p>0.049288269571819504</text:p>
          </table:table-cell>
          <table:table-cell office:value-type="float" office:value="0.04843062213625827">
            <text:p>0.04843062213625827</text:p>
          </table:table-cell>
          <table:table-cell office:value-type="float" office:value="0.04687058318762804">
            <text:p>0.04687058318762804</text:p>
          </table:table-cell>
          <table:table-cell office:value-type="float" office:value="0.0461821386731859">
            <text:p>0.0461821386731859</text:p>
          </table:table-cell>
          <table:table-cell office:value-type="float" office:value="0.04588303237374525">
            <text:p>0.04588303237374525</text:p>
          </table:table-cell>
          <table:table-cell office:value-type="float" office:value="0.04972123606474779">
            <text:p>0.04972123606474779</text:p>
          </table:table-cell>
          <table:table-cell office:value-type="float" office:value="0.05839365543980273">
            <text:p>0.05839365543980273</text:p>
          </table:table-cell>
          <table:table-cell office:value-type="float" office:value="0.06634467405921568">
            <text:p>0.06634467405921568</text:p>
          </table:table-cell>
          <table:table-cell office:value-type="float" office:value="0.07019344647584447">
            <text:p>0.07019344647584447</text:p>
          </table:table-cell>
          <table:table-cell office:value-type="float" office:value="0.0719344761422109">
            <text:p>0.0719344761422109</text:p>
          </table:table-cell>
          <table:table-cell office:value-type="float" office:value="0.07264933730516339">
            <text:p>0.07264933730516339</text:p>
          </table:table-cell>
          <table:table-cell office:value-type="float" office:value="0.0728771279516254">
            <text:p>0.0728771279516254</text:p>
          </table:table-cell>
          <table:table-cell office:value-type="float" office:value="0.07218974754152291">
            <text:p>0.07218974754152291</text:p>
          </table:table-cell>
          <table:table-cell office:value-type="float" office:value="0.07130550782857982">
            <text:p>0.07130550782857982</text:p>
          </table:table-cell>
          <table:table-cell office:value-type="float" office:value="0.07082730140455008">
            <text:p>0.07082730140455008</text:p>
          </table:table-cell>
          <table:table-cell office:value-type="float" office:value="0.07185385215903756">
            <text:p>0.07185385215903756</text:p>
          </table:table-cell>
          <table:table-cell office:value-type="float" office:value="0.07505113444203024">
            <text:p>0.07505113444203024</text:p>
          </table:table-cell>
          <table:table-cell office:value-type="float" office:value="0.07684987368938172">
            <text:p>0.07684987368938172</text:p>
          </table:table-cell>
          <table:table-cell office:value-type="float" office:value="0.0759795913061756">
            <text:p>0.0759795913061756</text:p>
          </table:table-cell>
          <table:table-cell office:value-type="float" office:value="0.07359840473394622">
            <text:p>0.07359840473394622</text:p>
          </table:table-cell>
          <table:table-cell office:value-type="float" office:value="0.07036814554753346">
            <text:p>0.07036814554753346</text:p>
          </table:table-cell>
          <table:table-cell office:value-type="float" office:value="0.06540943998684882">
            <text:p>0.06540943998684882</text:p>
          </table:table-cell>
          <table:table-cell office:value-type="float" office:value="0.05811301083409994">
            <text:p>0.0581130108340999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09883303880976528">
            <text:p>0.09883303880976528</text:p>
          </table:table-cell>
          <table:table-cell office:value-type="float" office:value="0.09434198251708904">
            <text:p>0.09434198251708904</text:p>
          </table:table-cell>
          <table:table-cell office:value-type="float" office:value="0.09270037164142947">
            <text:p>0.09270037164142947</text:p>
          </table:table-cell>
          <table:table-cell office:value-type="float" office:value="0.08971432306443095">
            <text:p>0.08971432306443095</text:p>
          </table:table-cell>
          <table:table-cell office:value-type="float" office:value="0.08839658111670755">
            <text:p>0.08839658111670755</text:p>
          </table:table-cell>
          <table:table-cell office:value-type="float" office:value="0.08782406596213374">
            <text:p>0.08782406596213374</text:p>
          </table:table-cell>
          <table:table-cell office:value-type="float" office:value="0.09517071758247428">
            <text:p>0.09517071758247428</text:p>
          </table:table-cell>
          <table:table-cell office:value-type="float" office:value="0.11177047334931287">
            <text:p>0.11177047334931287</text:p>
          </table:table-cell>
          <table:table-cell office:value-type="float" office:value="0.12698940609136558">
            <text:p>0.12698940609136558</text:p>
          </table:table-cell>
          <table:table-cell office:value-type="float" office:value="0.13435628716055734">
            <text:p>0.13435628716055734</text:p>
          </table:table-cell>
          <table:table-cell office:value-type="float" office:value="0.13768876752095485">
            <text:p>0.13768876752095485</text:p>
          </table:table-cell>
          <table:table-cell office:value-type="float" office:value="0.1390570732034896">
            <text:p>0.1390570732034896</text:p>
          </table:table-cell>
          <table:table-cell office:value-type="float" office:value="0.13949308407124297">
            <text:p>0.13949308407124297</text:p>
          </table:table-cell>
          <table:table-cell office:value-type="float" office:value="0.13817737891064716">
            <text:p>0.13817737891064716</text:p>
          </table:table-cell>
          <table:table-cell office:value-type="float" office:value="0.13648486813142793">
            <text:p>0.13648486813142793</text:p>
          </table:table-cell>
          <table:table-cell office:value-type="float" office:value="0.13556953995116675">
            <text:p>0.13556953995116675</text:p>
          </table:table-cell>
          <table:table-cell office:value-type="float" office:value="0.13753444629042536">
            <text:p>0.13753444629042536</text:p>
          </table:table-cell>
          <table:table-cell office:value-type="float" office:value="0.14365431927165806">
            <text:p>0.14365431927165806</text:p>
          </table:table-cell>
          <table:table-cell office:value-type="float" office:value="0.1470972607281277">
            <text:p>0.1470972607281277</text:p>
          </table:table-cell>
          <table:table-cell office:value-type="float" office:value="0.14543146547715488">
            <text:p>0.14543146547715488</text:p>
          </table:table-cell>
          <table:table-cell office:value-type="float" office:value="0.14087366980044036">
            <text:p>0.14087366980044036</text:p>
          </table:table-cell>
          <table:table-cell office:value-type="float" office:value="0.13469067619288133">
            <text:p>0.13469067619288133</text:p>
          </table:table-cell>
          <table:table-cell office:value-type="float" office:value="0.12519928772707561">
            <text:p>0.12519928772707561</text:p>
          </table:table-cell>
          <table:table-cell office:value-type="float" office:value="0.11123329546267291">
            <text:p>0.1112332954626729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7467072159914954">
            <text:p>0.17467072159914954</text:p>
          </table:table-cell>
          <table:table-cell office:value-type="float" office:value="0.18587502407578">
            <text:p>0.18587502407578</text:p>
          </table:table-cell>
          <table:table-cell office:value-type="float" office:value="0.18880824135491844">
            <text:p>0.18880824135491844</text:p>
          </table:table-cell>
          <table:table-cell office:value-type="float" office:value="0.1753313437244965">
            <text:p>0.1753313437244965</text:p>
          </table:table-cell>
          <table:table-cell office:value-type="float" office:value="0.15655356843443005">
            <text:p>0.15655356843443005</text:p>
          </table:table-cell>
          <table:table-cell office:value-type="float" office:value="0.12097886257748665">
            <text:p>0.12097886257748665</text:p>
          </table:table-cell>
          <table:table-cell office:value-type="float" office:value="0.135481833710683">
            <text:p>0.135481833710683</text:p>
          </table:table-cell>
          <table:table-cell office:value-type="float" office:value="0.09474272689807492">
            <text:p>0.09474272689807492</text:p>
          </table:table-cell>
          <table:table-cell office:value-type="float" office:value="0.10747712895744331">
            <text:p>0.10747712895744331</text:p>
          </table:table-cell>
          <table:table-cell office:value-type="float" office:value="0.11856331286323887">
            <text:p>0.11856331286323887</text:p>
          </table:table-cell>
          <table:table-cell office:value-type="float" office:value="0.11564560656775966">
            <text:p>0.11564560656775966</text:p>
          </table:table-cell>
          <table:table-cell office:value-type="float" office:value="0.12071778317271181">
            <text:p>0.12071778317271181</text:p>
          </table:table-cell>
          <table:table-cell office:value-type="float" office:value="0.13750650092283784">
            <text:p>0.13750650092283784</text:p>
          </table:table-cell>
          <table:table-cell office:value-type="float" office:value="0.17916198156415036">
            <text:p>0.17916198156415036</text:p>
          </table:table-cell>
          <table:table-cell office:value-type="float" office:value="0.1815037841057452">
            <text:p>0.1815037841057452</text:p>
          </table:table-cell>
          <table:table-cell office:value-type="float" office:value="0.17483675092643386">
            <text:p>0.17483675092643386</text:p>
          </table:table-cell>
          <table:table-cell office:value-type="float" office:value="0.13496336300903794">
            <text:p>0.13496336300903794</text:p>
          </table:table-cell>
          <table:table-cell office:value-type="float" office:value="0.1835199476280522">
            <text:p>0.1835199476280522</text:p>
          </table:table-cell>
          <table:table-cell office:value-type="float" office:value="0.15453842323766795">
            <text:p>0.15453842323766795</text:p>
          </table:table-cell>
          <table:table-cell office:value-type="float" office:value="0.13745117801114998">
            <text:p>0.13745117801114998</text:p>
          </table:table-cell>
          <table:table-cell office:value-type="float" office:value="0.15046707380215962">
            <text:p>0.15046707380215962</text:p>
          </table:table-cell>
          <table:table-cell office:value-type="float" office:value="0.12166258434929782">
            <text:p>0.12166258434929782</text:p>
          </table:table-cell>
          <table:table-cell office:value-type="float" office:value="0.17114383567058897">
            <text:p>0.17114383567058897</text:p>
          </table:table-cell>
          <table:table-cell office:value-type="float" office:value="0.18072956939548646">
            <text:p>0.1807295693954864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712732701758394">
            <text:p>0.2712732701758394</text:p>
          </table:table-cell>
          <table:table-cell office:value-type="float" office:value="0.27808529559744577">
            <text:p>0.27808529559744577</text:p>
          </table:table-cell>
          <table:table-cell office:value-type="float" office:value="0.2794131650898025">
            <text:p>0.2794131650898025</text:p>
          </table:table-cell>
          <table:table-cell office:value-type="float" office:value="0.2630187123371943">
            <text:p>0.2630187123371943</text:p>
          </table:table-cell>
          <table:table-cell office:value-type="float" office:value="0.24295514798412768">
            <text:p>0.24295514798412768</text:p>
          </table:table-cell>
          <table:table-cell office:value-type="float" office:value="0.2068254992105188">
            <text:p>0.2068254992105188</text:p>
          </table:table-cell>
          <table:table-cell office:value-type="float" office:value="0.22850911635019702">
            <text:p>0.22850911635019702</text:p>
          </table:table-cell>
          <table:table-cell office:value-type="float" office:value="0.20400456867738206">
            <text:p>0.20400456867738206</text:p>
          </table:table-cell>
          <table:table-cell office:value-type="float" office:value="0.23161634459409083">
            <text:p>0.23161634459409083</text:p>
          </table:table-cell>
          <table:table-cell office:value-type="float" office:value="0.24990341206353037">
            <text:p>0.24990341206353037</text:p>
          </table:table-cell>
          <table:table-cell office:value-type="float" office:value="0.250244163137954">
            <text:p>0.250244163137954</text:p>
          </table:table-cell>
          <table:table-cell office:value-type="float" office:value="0.25665340796734937">
            <text:p>0.25665340796734937</text:p>
          </table:table-cell>
          <table:table-cell office:value-type="float" office:value="0.2738661408123957">
            <text:p>0.2738661408123957</text:p>
          </table:table-cell>
          <table:table-cell office:value-type="float" office:value="0.3142296904281305">
            <text:p>0.3142296904281305</text:p>
          </table:table-cell>
          <table:table-cell office:value-type="float" office:value="0.3149164614894175">
            <text:p>0.3149164614894175</text:p>
          </table:table-cell>
          <table:table-cell office:value-type="float" office:value="0.30735543705319773">
            <text:p>0.30735543705319773</text:p>
          </table:table-cell>
          <table:table-cell office:value-type="float" office:value="0.269408444570781">
            <text:p>0.269408444570781</text:p>
          </table:table-cell>
          <table:table-cell office:value-type="float" office:value="0.32394170800561234">
            <text:p>0.32394170800561234</text:p>
          </table:table-cell>
          <table:table-cell office:value-type="float" office:value="0.29833014317686196">
            <text:p>0.29833014317686196</text:p>
          </table:table-cell>
          <table:table-cell office:value-type="float" office:value="0.2796166002421331">
            <text:p>0.2796166002421331</text:p>
          </table:table-cell>
          <table:table-cell office:value-type="float" office:value="0.28817472610307715">
            <text:p>0.28817472610307715</text:p>
          </table:table-cell>
          <table:table-cell office:value-type="float" office:value="0.2533291884285293">
            <text:p>0.2533291884285293</text:p>
          </table:table-cell>
          <table:table-cell office:value-type="float" office:value="0.2935243385917711">
            <text:p>0.2935243385917711</text:p>
          </table:table-cell>
          <table:table-cell office:value-type="float" office:value="0.28945465635560935">
            <text:p>0.2894546563556093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9006392785065251">
            <text:p>0.09006392785065251</text:p>
          </table:table-cell>
          <table:table-cell office:value-type="float" office:value="0.08597134732507176">
            <text:p>0.08597134732507176</text:p>
          </table:table-cell>
          <table:table-cell office:value-type="float" office:value="0.0844753908590479">
            <text:p>0.0844753908590479</text:p>
          </table:table-cell>
          <table:table-cell office:value-type="float" office:value="0.08175428396163696">
            <text:p>0.08175428396163696</text:p>
          </table:table-cell>
          <table:table-cell office:value-type="float" office:value="0.08055346066271987">
            <text:p>0.08055346066271987</text:p>
          </table:table-cell>
          <table:table-cell office:value-type="float" office:value="0.08003174278177735">
            <text:p>0.08003174278177735</text:p>
          </table:table-cell>
          <table:table-cell office:value-type="float" office:value="0.08672655161743224">
            <text:p>0.08672655161743224</text:p>
          </table:table-cell>
          <table:table-cell office:value-type="float" office:value="0.1018534689289666">
            <text:p>0.1018534689289666</text:p>
          </table:table-cell>
          <table:table-cell office:value-type="float" office:value="0.11572207882856261">
            <text:p>0.11572207882856261</text:p>
          </table:table-cell>
          <table:table-cell office:value-type="float" office:value="0.12243532222459932">
            <text:p>0.12243532222459932</text:p>
          </table:table-cell>
          <table:table-cell office:value-type="float" office:value="0.1254721232210792">
            <text:p>0.1254721232210792</text:p>
          </table:table-cell>
          <table:table-cell office:value-type="float" office:value="0.12671902391090425">
            <text:p>0.12671902391090425</text:p>
          </table:table-cell>
          <table:table-cell office:value-type="float" office:value="0.1271163490544838">
            <text:p>0.1271163490544838</text:p>
          </table:table-cell>
          <table:table-cell office:value-type="float" office:value="0.12591738182567289">
            <text:p>0.12591738182567289</text:p>
          </table:table-cell>
          <table:table-cell office:value-type="float" office:value="0.12437504162707319">
            <text:p>0.12437504162707319</text:p>
          </table:table-cell>
          <table:table-cell office:value-type="float" office:value="0.12354092732501906">
            <text:p>0.12354092732501906</text:p>
          </table:table-cell>
          <table:table-cell office:value-type="float" office:value="0.1253314943753046">
            <text:p>0.1253314943753046</text:p>
          </table:table-cell>
          <table:table-cell office:value-type="float" office:value="0.13090837236342162">
            <text:p>0.13090837236342162</text:p>
          </table:table-cell>
          <table:table-cell office:value-type="float" office:value="0.13404583362803302">
            <text:p>0.13404583362803302</text:p>
          </table:table-cell>
          <table:table-cell office:value-type="float" office:value="0.13252783858200112">
            <text:p>0.13252783858200112</text:p>
          </table:table-cell>
          <table:table-cell office:value-type="float" office:value="0.12837444022524463">
            <text:p>0.12837444022524463</text:p>
          </table:table-cell>
          <table:table-cell office:value-type="float" office:value="0.12274004208390915">
            <text:p>0.12274004208390915</text:p>
          </table:table-cell>
          <table:table-cell office:value-type="float" office:value="0.11409079142561264">
            <text:p>0.11409079142561264</text:p>
          </table:table-cell>
          <table:table-cell office:value-type="float" office:value="0.10136395296337516">
            <text:p>0.10136395296337516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0581619251094085">
            <text:p>0.020581619251094085</text:p>
          </table:table-cell>
          <table:table-cell office:value-type="float" office:value="0.019646373185969963">
            <text:p>0.019646373185969963</text:p>
          </table:table-cell>
          <table:table-cell office:value-type="float" office:value="0.019304513718648355">
            <text:p>0.019304513718648355</text:p>
          </table:table-cell>
          <table:table-cell office:value-type="float" office:value="0.01868268001185175">
            <text:p>0.01868268001185175</text:p>
          </table:table-cell>
          <table:table-cell office:value-type="float" office:value="0.018408265065535636">
            <text:p>0.018408265065535636</text:p>
          </table:table-cell>
          <table:table-cell office:value-type="float" office:value="0.01828904087624808">
            <text:p>0.01828904087624808</text:p>
          </table:table-cell>
          <table:table-cell office:value-type="float" office:value="0.0198189542355988">
            <text:p>0.0198189542355988</text:p>
          </table:table-cell>
          <table:table-cell office:value-type="float" office:value="0.02327579272775351">
            <text:p>0.02327579272775351</text:p>
          </table:table-cell>
          <table:table-cell office:value-type="float" office:value="0.02644507986975736">
            <text:p>0.02644507986975736</text:p>
          </table:table-cell>
          <table:table-cell office:value-type="float" office:value="0.02797920593792402">
            <text:p>0.02797920593792402</text:p>
          </table:table-cell>
          <table:table-cell office:value-type="float" office:value="0.028673182797944206">
            <text:p>0.028673182797944206</text:p>
          </table:table-cell>
          <table:table-cell office:value-type="float" office:value="0.02895812745730293">
            <text:p>0.02895812745730293</text:p>
          </table:table-cell>
          <table:table-cell office:value-type="float" office:value="0.029048925127570974">
            <text:p>0.029048925127570974</text:p>
          </table:table-cell>
          <table:table-cell office:value-type="float" office:value="0.02877493433473293">
            <text:p>0.02877493433473293</text:p>
          </table:table-cell>
          <table:table-cell office:value-type="float" office:value="0.028422475148454945">
            <text:p>0.028422475148454945</text:p>
          </table:table-cell>
          <table:table-cell office:value-type="float" office:value="0.028231861399016386">
            <text:p>0.028231861399016386</text:p>
          </table:table-cell>
          <table:table-cell office:value-type="float" office:value="0.028641045965490466">
            <text:p>0.028641045965490466</text:p>
          </table:table-cell>
          <table:table-cell office:value-type="float" office:value="0.029915487155214887">
            <text:p>0.029915487155214887</text:p>
          </table:table-cell>
          <table:table-cell office:value-type="float" office:value="0.030632467134928412">
            <text:p>0.030632467134928412</text:p>
          </table:table-cell>
          <table:table-cell office:value-type="float" office:value="0.03028557135980422">
            <text:p>0.03028557135980422</text:p>
          </table:table-cell>
          <table:table-cell office:value-type="float" office:value="0.029336427061782768">
            <text:p>0.029336427061782768</text:p>
          </table:table-cell>
          <table:table-cell office:value-type="float" office:value="0.02804884123223359">
            <text:p>0.02804884123223359</text:p>
          </table:table-cell>
          <table:table-cell office:value-type="float" office:value="0.026072294260492134">
            <text:p>0.026072294260492134</text:p>
          </table:table-cell>
          <table:table-cell office:value-type="float" office:value="0.023163927395410438">
            <text:p>0.02316392739541043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4412291776330097">
            <text:p>0.14412291776330097</text:p>
          </table:table-cell>
          <table:table-cell office:value-type="float" office:value="0.13757385133233155">
            <text:p>0.13757385133233155</text:p>
          </table:table-cell>
          <table:table-cell office:value-type="float" office:value="0.1351799782704348">
            <text:p>0.1351799782704348</text:p>
          </table:table-cell>
          <table:table-cell office:value-type="float" office:value="0.13082558384239007">
            <text:p>0.13082558384239007</text:p>
          </table:table-cell>
          <table:table-cell office:value-type="float" office:value="0.12890399146142">
            <text:p>0.12890399146142</text:p>
          </table:table-cell>
          <table:table-cell office:value-type="float" office:value="0.12806912332891496">
            <text:p>0.12806912332891496</text:p>
          </table:table-cell>
          <table:table-cell office:value-type="float" office:value="0.13878235121369123">
            <text:p>0.13878235121369123</text:p>
          </table:table-cell>
          <table:table-cell office:value-type="float" office:value="0.16298888441439421">
            <text:p>0.16298888441439421</text:p>
          </table:table-cell>
          <table:table-cell office:value-type="float" office:value="0.1851818374839652">
            <text:p>0.1851818374839652</text:p>
          </table:table-cell>
          <table:table-cell office:value-type="float" office:value="0.1959245648886212">
            <text:p>0.1959245648886212</text:p>
          </table:table-cell>
          <table:table-cell office:value-type="float" office:value="0.20078414219913857">
            <text:p>0.20078414219913857</text:p>
          </table:table-cell>
          <table:table-cell office:value-type="float" office:value="0.20277946896166468">
            <text:p>0.20277946896166468</text:p>
          </table:table-cell>
          <table:table-cell office:value-type="float" office:value="0.20341528021662522">
            <text:p>0.20341528021662522</text:p>
          </table:table-cell>
          <table:table-cell office:value-type="float" office:value="0.20149665797304184">
            <text:p>0.20149665797304184</text:p>
          </table:table-cell>
          <table:table-cell office:value-type="float" office:value="0.19902856031273952">
            <text:p>0.19902856031273952</text:p>
          </table:table-cell>
          <table:table-cell office:value-type="float" office:value="0.19769378633797474">
            <text:p>0.19769378633797474</text:p>
          </table:table-cell>
          <table:table-cell office:value-type="float" office:value="0.20055910382852254">
            <text:p>0.20055910382852254</text:p>
          </table:table-cell>
          <table:table-cell office:value-type="float" office:value="0.20948338624478777">
            <text:p>0.20948338624478777</text:p>
          </table:table-cell>
          <table:table-cell office:value-type="float" office:value="0.2145040430450873">
            <text:p>0.2145040430450873</text:p>
          </table:table-cell>
          <table:table-cell office:value-type="float" office:value="0.21207490320624844">
            <text:p>0.21207490320624844</text:p>
          </table:table-cell>
          <table:table-cell office:value-type="float" office:value="0.20542851431233317">
            <text:p>0.20542851431233317</text:p>
          </table:table-cell>
          <table:table-cell office:value-type="float" office:value="0.19641218647333497">
            <text:p>0.19641218647333497</text:p>
          </table:table-cell>
          <table:table-cell office:value-type="float" office:value="0.1825714039193361">
            <text:p>0.1825714039193361</text:p>
          </table:table-cell>
          <table:table-cell office:value-type="float" office:value="0.1622055467237516">
            <text:p>0.162205546723751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1611334569978123">
            <text:p>0.11611334569978123</text:p>
          </table:table-cell>
          <table:table-cell office:value-type="float" office:value="0.11083705774841782">
            <text:p>0.11083705774841782</text:p>
          </table:table-cell>
          <table:table-cell office:value-type="float" office:value="0.10890842200671041">
            <text:p>0.10890842200671041</text:p>
          </table:table-cell>
          <table:table-cell office:value-type="float" office:value="0.10540028247287817">
            <text:p>0.10540028247287817</text:p>
          </table:table-cell>
          <table:table-cell office:value-type="float" office:value="0.10385214201133022">
            <text:p>0.10385214201133022</text:p>
          </table:table-cell>
          <table:table-cell office:value-type="float" office:value="0.10317952634695353">
            <text:p>0.10317952634695353</text:p>
          </table:table-cell>
          <table:table-cell office:value-type="float" office:value="0.11181069169005753">
            <text:p>0.11181069169005753</text:p>
          </table:table-cell>
          <table:table-cell office:value-type="float" office:value="0.13131280558940622">
            <text:p>0.13131280558940622</text:p>
          </table:table-cell>
          <table:table-cell office:value-type="float" office:value="0.14919266863865585">
            <text:p>0.14919266863865585</text:p>
          </table:table-cell>
          <table:table-cell office:value-type="float" office:value="0.15784760041670962">
            <text:p>0.15784760041670962</text:p>
          </table:table-cell>
          <table:table-cell office:value-type="float" office:value="0.16176274305306368">
            <text:p>0.16176274305306368</text:p>
          </table:table-cell>
          <table:table-cell office:value-type="float" office:value="0.1633702879859374">
            <text:p>0.1633702879859374</text:p>
          </table:table-cell>
          <table:table-cell office:value-type="float" office:value="0.16388253248662255">
            <text:p>0.16388253248662255</text:p>
          </table:table-cell>
          <table:table-cell office:value-type="float" office:value="0.16233678493103698">
            <text:p>0.16233678493103698</text:p>
          </table:table-cell>
          <table:table-cell office:value-type="float" office:value="0.16034834977236076">
            <text:p>0.16034834977236076</text:p>
          </table:table-cell>
          <table:table-cell office:value-type="float" office:value="0.15927298247916252">
            <text:p>0.15927298247916252</text:p>
          </table:table-cell>
          <table:table-cell office:value-type="float" office:value="0.16158143977022293">
            <text:p>0.16158143977022293</text:p>
          </table:table-cell>
          <table:table-cell office:value-type="float" office:value="0.16877133229671362">
            <text:p>0.16877133229671362</text:p>
          </table:table-cell>
          <table:table-cell office:value-type="float" office:value="0.17281624942537294">
            <text:p>0.17281624942537294</text:p>
          </table:table-cell>
          <table:table-cell office:value-type="float" office:value="0.17085920082937148">
            <text:p>0.17085920082937148</text:p>
          </table:table-cell>
          <table:table-cell office:value-type="float" office:value="0.16550450455156132">
            <text:p>0.16550450455156132</text:p>
          </table:table-cell>
          <table:table-cell office:value-type="float" office:value="0.15824045517232552">
            <text:p>0.15824045517232552</text:p>
          </table:table-cell>
          <table:table-cell office:value-type="float" office:value="0.14708955985054642">
            <text:p>0.14708955985054642</text:p>
          </table:table-cell>
          <table:table-cell office:value-type="float" office:value="0.13068170568187704">
            <text:p>0.1306817056818770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548843180029177">
            <text:p>0.0548843180029177</text:p>
          </table:table-cell>
          <table:table-cell office:value-type="float" office:value="0.05239032849592008">
            <text:p>0.05239032849592008</text:p>
          </table:table-cell>
          <table:table-cell office:value-type="float" office:value="0.05147870324972905">
            <text:p>0.05147870324972905</text:p>
          </table:table-cell>
          <table:table-cell office:value-type="float" office:value="0.04982048003160463">
            <text:p>0.04982048003160463</text:p>
          </table:table-cell>
          <table:table-cell office:value-type="float" office:value="0.04908870684142844">
            <text:p>0.04908870684142844</text:p>
          </table:table-cell>
          <table:table-cell office:value-type="float" office:value="0.048770775669994916">
            <text:p>0.048770775669994916</text:p>
          </table:table-cell>
          <table:table-cell office:value-type="float" office:value="0.052850544628263364">
            <text:p>0.052850544628263364</text:p>
          </table:table-cell>
          <table:table-cell office:value-type="float" office:value="0.06206878060734273">
            <text:p>0.06206878060734273</text:p>
          </table:table-cell>
          <table:table-cell office:value-type="float" office:value="0.07052021298601953">
            <text:p>0.07052021298601953</text:p>
          </table:table-cell>
          <table:table-cell office:value-type="float" office:value="0.07461121583446398">
            <text:p>0.07461121583446398</text:p>
          </table:table-cell>
          <table:table-cell office:value-type="float" office:value="0.07646182079451792">
            <text:p>0.07646182079451792</text:p>
          </table:table-cell>
          <table:table-cell office:value-type="float" office:value="0.07722167321947437">
            <text:p>0.07722167321947437</text:p>
          </table:table-cell>
          <table:table-cell office:value-type="float" office:value="0.07746380034018926">
            <text:p>0.07746380034018926</text:p>
          </table:table-cell>
          <table:table-cell office:value-type="float" office:value="0.0767331582259544">
            <text:p>0.0767331582259544</text:p>
          </table:table-cell>
          <table:table-cell office:value-type="float" office:value="0.07579326706254638">
            <text:p>0.07579326706254638</text:p>
          </table:table-cell>
          <table:table-cell office:value-type="float" office:value="0.07528496373071054">
            <text:p>0.07528496373071054</text:p>
          </table:table-cell>
          <table:table-cell office:value-type="float" office:value="0.07637612257464135">
            <text:p>0.07637612257464135</text:p>
          </table:table-cell>
          <table:table-cell office:value-type="float" office:value="0.07977463241390632">
            <text:p>0.07977463241390632</text:p>
          </table:table-cell>
          <table:table-cell office:value-type="float" office:value="0.08168657902647578">
            <text:p>0.08168657902647578</text:p>
          </table:table-cell>
          <table:table-cell office:value-type="float" office:value="0.08076152362614472">
            <text:p>0.08076152362614472</text:p>
          </table:table-cell>
          <table:table-cell office:value-type="float" office:value="0.07823047216475391">
            <text:p>0.07823047216475391</text:p>
          </table:table-cell>
          <table:table-cell office:value-type="float" office:value="0.07479690995262302">
            <text:p>0.07479690995262302</text:p>
          </table:table-cell>
          <table:table-cell office:value-type="float" office:value="0.06952611802797913">
            <text:p>0.06952611802797913</text:p>
          </table:table-cell>
          <table:table-cell office:value-type="float" office:value="0.06177047305442788">
            <text:p>0.06177047305442788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4116323850218827">
            <text:p>0.04116323850218827</text:p>
          </table:table-cell>
          <table:table-cell office:value-type="float" office:value="0.03929274637194004">
            <text:p>0.03929274637194004</text:p>
          </table:table-cell>
          <table:table-cell office:value-type="float" office:value="0.038609027437296814">
            <text:p>0.038609027437296814</text:p>
          </table:table-cell>
          <table:table-cell office:value-type="float" office:value="0.0373653600237035">
            <text:p>0.0373653600237035</text:p>
          </table:table-cell>
          <table:table-cell office:value-type="float" office:value="0.03681653013107127">
            <text:p>0.03681653013107127</text:p>
          </table:table-cell>
          <table:table-cell office:value-type="float" office:value="0.03657808175249616">
            <text:p>0.03657808175249616</text:p>
          </table:table-cell>
          <table:table-cell office:value-type="float" office:value="0.03963790847119749">
            <text:p>0.03963790847119749</text:p>
          </table:table-cell>
          <table:table-cell office:value-type="float" office:value="0.04655158545550702">
            <text:p>0.04655158545550702</text:p>
          </table:table-cell>
          <table:table-cell office:value-type="float" office:value="0.052890159739514615">
            <text:p>0.052890159739514615</text:p>
          </table:table-cell>
          <table:table-cell office:value-type="float" office:value="0.05595841187584804">
            <text:p>0.05595841187584804</text:p>
          </table:table-cell>
          <table:table-cell office:value-type="float" office:value="0.05734636559588841">
            <text:p>0.05734636559588841</text:p>
          </table:table-cell>
          <table:table-cell office:value-type="float" office:value="0.05791625491460575">
            <text:p>0.05791625491460575</text:p>
          </table:table-cell>
          <table:table-cell office:value-type="float" office:value="0.05809785025514195">
            <text:p>0.05809785025514195</text:p>
          </table:table-cell>
          <table:table-cell office:value-type="float" office:value="0.05754986866946586">
            <text:p>0.05754986866946586</text:p>
          </table:table-cell>
          <table:table-cell office:value-type="float" office:value="0.05684495029690979">
            <text:p>0.05684495029690979</text:p>
          </table:table-cell>
          <table:table-cell office:value-type="float" office:value="0.056463722798032884">
            <text:p>0.056463722798032884</text:p>
          </table:table-cell>
          <table:table-cell office:value-type="float" office:value="0.057282091930981036">
            <text:p>0.057282091930981036</text:p>
          </table:table-cell>
          <table:table-cell office:value-type="float" office:value="0.059830974310429774">
            <text:p>0.059830974310429774</text:p>
          </table:table-cell>
          <table:table-cell office:value-type="float" office:value="0.061264934269856824">
            <text:p>0.061264934269856824</text:p>
          </table:table-cell>
          <table:table-cell office:value-type="float" office:value="0.060571142719608534">
            <text:p>0.060571142719608534</text:p>
          </table:table-cell>
          <table:table-cell office:value-type="float" office:value="0.058672854123565536">
            <text:p>0.058672854123565536</text:p>
          </table:table-cell>
          <table:table-cell office:value-type="float" office:value="0.056097682464467294">
            <text:p>0.056097682464467294</text:p>
          </table:table-cell>
          <table:table-cell office:value-type="float" office:value="0.05214458852098437">
            <text:p>0.05214458852098437</text:p>
          </table:table-cell>
          <table:table-cell office:value-type="float" office:value="0.04632785479082099">
            <text:p>0.04632785479082099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